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oper Black" svg:font-family="'Cooper Black'" style:font-family-generic="roman" style:font-pitch="variable"/>
    <style:font-face style:name="Franklin Gothic Book" svg:font-family="'Franklin Gothic Book'" style:font-family-generic="roman" style:font-pitch="variable"/>
    <style:font-face style:name="Franklin Gothic Demi" svg:font-family="'Franklin Gothic Demi'" style:font-family-generic="roman" style:font-pitch="variable"/>
    <style:font-face style:name="Franklin Gothic Demi Cond" svg:font-family="'Franklin Gothic Demi Cond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3.7792in" fo:margin-top="0in" fo:margin-bottom="0in" table:align="center" style:writing-mode="lr-tb"/>
    </style:style>
    <style:style style:name="Table1.A" style:family="table-column">
      <style:table-column-properties style:column-width="0.6299in"/>
    </style:style>
    <style:style style:name="Table1.F" style:family="table-column">
      <style:table-column-properties style:column-width="0.6292in"/>
    </style:style>
    <style:style style:name="Table1.1" style:family="table-row">
      <style:table-row-properties style:row-height="0.6299in" fo:keep-together="always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top="0.0835in" fo:margin-bottom="0.0835in" loext:contextual-spacing="false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Frame_20_contents">
      <style:text-properties style:use-window-font-color="true"/>
    </style:style>
    <style:style style:name="P5" style:family="paragraph" style:parent-style-name="Frame_20_contents">
      <style:paragraph-properties fo:text-align="center" style:justify-single-word="false"/>
      <style:text-properties style:use-window-font-color="true"/>
    </style:style>
    <style:style style:name="P6" style:family="paragraph" style:parent-style-name="Heading_20_2">
      <style:paragraph-properties fo:margin-top="0in" fo:margin-bottom="0.111in" loext:contextual-spacing="false" fo:break-before="column"/>
    </style:style>
    <style:style style:name="P7" style:family="paragraph" style:parent-style-name="Heading_20_2" style:master-page-name="Standard">
      <style:paragraph-properties fo:margin-top="0in" fo:margin-bottom="0.0835in" loext:contextual-spacing="false" style:page-number="auto"/>
    </style:style>
    <style:style style:name="P8" style:family="paragraph" style:parent-style-name="Heading_20_2">
      <style:paragraph-properties fo:margin-top="0.0835in" fo:margin-bottom="0.111in" loext:contextual-spacing="false"/>
    </style:style>
    <style:style style:name="P9" style:family="paragraph" style:parent-style-name="Heading_20_2">
      <style:paragraph-properties fo:margin-top="0.111in" fo:margin-bottom="0.0835in" loext:contextual-spacing="false"/>
    </style:style>
    <style:style style:name="P10" style:family="paragraph" style:parent-style-name="Heading_20_2">
      <style:paragraph-properties fo:margin-top="0.0835in" fo:margin-bottom="0.0835in" loext:contextual-spacing="false"/>
    </style:style>
    <style:style style:name="P11" style:family="paragraph" style:parent-style-name="List_20_Paragraph" style:list-style-name="WWNum1"/>
    <style:style style:name="P12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000000" style:font-name="Cooper Black" fo:font-size="14pt" style:font-size-asian="14pt" style:font-size-complex="14pt"/>
    </style:style>
    <style:style style:name="T2" style:family="text">
      <style:text-properties fo:color="#000000" style:font-name="Franklin Gothic Demi" fo:font-size="13pt" style:font-size-asian="13pt" style:font-size-complex="13pt"/>
    </style:style>
    <style:style style:name="T3" style:family="text">
      <style:text-properties style:font-name="Franklin Gothic Book"/>
    </style:style>
    <style:style style:name="T4" style:family="text">
      <style:text-properties style:font-name="Franklin Gothic Book" fo:font-style="italic" style:font-style-asian="italic" style:font-style-complex="italic"/>
    </style:style>
    <style:style style:name="T5" style:family="text">
      <style:text-properties style:font-name="Franklin Gothic Book" fo:font-size="10pt" style:font-size-asian="10pt" style:font-size-complex="10pt"/>
    </style:style>
    <style:style style:name="T6" style:family="text">
      <style:text-properties style:font-name="Franklin Gothic Demi Cond"/>
    </style:style>
    <style:style style:name="Sect1" style:family="section">
      <style:section-properties text:dont-balance-text-columns="true" style:editable="false">
        <style:columns fo:column-count="2">
          <style:column style:rel-width="37138*" fo:start-indent="0in" fo:end-indent="0.25in"/>
          <style:column style:rel-width="28397*" fo:start-indent="0.25in" fo:end-indent="0in"/>
        </style:columns>
      </style:section-properties>
    </style:style>
    <style:style style:name="gr1" style:family="graphic" style:parent-style-name="Frame">
      <style:graphic-properties draw:stroke="solid" svg:stroke-width="0.0071in" svg:stroke-color="#000000" draw:stroke-linejoin="miter" draw:fill="solid" draw:fill-color="#ffffff" draw:textarea-vertical-align="top" draw:auto-grow-height="false" fo:min-height="0.4909in" fo:min-width="2.7807in" fo:padding-top="0.05in" fo:padding-bottom="0.05in" fo:padding-left="0.1in" fo:padding-right="0.1in" fo:wrap-option="wrap" fo:margin-left="0.1252in" fo:margin-right="0.1453in" fo:margin-top="0.05in" fo:margin-bottom="0.0646in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style:flow-with-text="false"/>
    </style:style>
    <style:style style:name="gr2" style:family="graphic" style:parent-style-name="Frame">
      <style:graphic-properties draw:stroke="solid" svg:stroke-width="0.0071in" svg:stroke-color="#000000" draw:stroke-linejoin="miter" draw:fill="solid" draw:fill-color="#ffffff" draw:textarea-vertical-align="top" draw:auto-grow-height="false" fo:min-height="0.4902in" fo:min-width="0.8634in" fo:padding-top="0.05in" fo:padding-bottom="0.05in" fo:padding-left="0.1in" fo:padding-right="0.1in" fo:wrap-option="wrap" fo:margin-left="0.1252in" fo:margin-right="0.1457in" fo:margin-top="0.05in" fo:margin-bottom="0.0646in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style:flow-with-text="false"/>
    </style:style>
    <style:style style:name="gr3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6508in" fo:min-width="2.789in" fo:padding-top="0.05in" fo:padding-bottom="0.05in" fo:padding-left="0.1in" fo:padding-right="0.1in" fo:wrap-option="wrap" fo:margin-left="0.1252in" fo:margin-right="0.1457in" fo:margin-top="0.05in" fo:margin-bottom="0.0709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 loext:rel-width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h text:style-name="P7" text:outline-level="2"><draw:custom-shape text:anchor-type="paragraph" draw:z-index="0" draw:name="Text Box 2" draw:style-name="gr1" draw:text-style-name="P12" svg:width="2.9803in" svg:height="0.5906in" svg:x="4.5102in" svg:y="0.3335in"><text:p text:style-name="P4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Locust Map Grid</text:span></text:h>
        <table:table table:name="Table1" table:style-name="Table1">
          <table:table-column table:style-name="Table1.A" table:number-columns-repeated="5"/>
          <table:table-column table:style-name="Table1.F"/>
          <table:table-row table:style-name="Table1.1"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able:table-row table:style-name="Table1.1"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able:table-row table:style-name="Table1.1"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able:table-row table:style-name="Table1.1"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able:table-row table:style-name="Table1.1"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  <table:table-row table:style-name="Table1.1"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3"/>
            </table:table-cell>
          </table:table-row>
        </table:table>
        <text:p text:style-name="P2"><text:span text:style-name="T1">Rules Notes</text:span></text:p>
        <text:list xml:id="list3112447681" text:style-name="WWNum1">
          <text:list-item>
            <text:p text:style-name="P11"><text:span text:style-name="T3">Clear all locust swarms in 15 moves or less.</text:span></text:p>
          </text:list-item>
          <text:list-item>
            <text:p text:style-name="P11"><text:span text:style-name="T3">Moving one space in any direction costs one turn.</text:span></text:p>
          </text:list-item>
          <text:list-item>
            <text:p text:style-name="P11"><text:span text:style-name="T3">Using an ability or clearing locusts costs nothing.</text:span></text:p>
          </text:list-item>
          <text:list-item>
            <text:p text:style-name="P11"><text:span text:style-name="T3">A special ability succeeds if the value of the dice roll plus the </text:span><text:span text:style-name="T4">applicable</text:span><text:span text:style-name="T3"> stat equals or exceeds seven.</text:span></text:p>
          </text:list-item>
          <text:list-item>
            <text:p text:style-name="P11"><text:span text:style-name="T3">Special abilities deduct one point from the </text:span><text:span text:style-name="T4">other</text:span><text:span text:style-name="T3"> stat.</text:span></text:p>
          </text:list-item>
        </text:list>
        <text:h text:style-name="P6" text:outline-level="2"><text:span text:style-name="T1">Turns</text:span></text:h>
        <text:h text:style-name="P8" text:outline-level="2"><text:span text:style-name="T1">Stats</text:span></text:h>
        <text:p text:style-name="P1"><draw:custom-shape text:anchor-type="paragraph" draw:z-index="2" draw:name="Text Box 2" draw:style-name="gr2" draw:text-style-name="P12" svg:width="1.063in" svg:height="0.5898in" svg:x="6.4382in" svg:y="0.2819in"><text:p text:style-name="P5"><text:span text:style-name="T5">Cybertech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Text Box 2" draw:style-name="gr2" draw:text-style-name="P12" svg:width="1.063in" svg:height="0.5898in" svg:x="4.5102in" svg:y="0.2819in"><text:p text:style-name="P5"><text:span text:style-name="T5">Querquedul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">Roll a die for each stat and record it below</text:span>:</text:p>
        <text:p text:style-name="Standard"/>
        <text:p text:style-name="Standard"/>
        <text:h text:style-name="P9" text:outline-level="2"><text:span text:style-name="T1">Querquedule Abilities</text:span></text:h>
        <text:h text:style-name="Heading_20_3" text:outline-level="3"><text:span text:style-name="T2">The Great and Terrible Quack</text:span></text:h>
        <text:p text:style-name="Standard"><text:span text:style-name="T3">This will force all adjacent locust swarm to stack on an adjacent locust swarm.</text:span></text:p>
        <text:h text:style-name="Heading_20_3" text:outline-level="3"><text:span text:style-name="T2">Feast of the Conscripts</text:span></text:h>
        <text:p text:style-name="Standard"><text:span text:style-name="T3">Ducks from other flocks are summoned to feast on an adjacent locust swarm.</text:span></text:p>
        <text:h text:style-name="P10" text:outline-level="2"><text:span text:style-name="T1">Cybertech abilities</text:span></text:h>
        <text:h text:style-name="Heading_20_3" text:outline-level="3"><text:span text:style-name="T2">Bionic Speed</text:span></text:h>
        <text:p text:style-name="Standard"><text:span text:style-name="T3">You may take a free move without cost.</text:span></text:p>
        <text:h text:style-name="Heading_20_3" text:outline-level="3"><text:span text:style-name="T2">Called Strike</text:span></text:h>
        <text:p text:style-name="Standard"><draw:custom-shape text:anchor-type="paragraph" style:rel-width="40%" draw:z-index="3" draw:name="Text Box 2" draw:style-name="gr3" draw:text-style-name="P12" svg:width="2.9886in" svg:height="0.7504in" svg:x="0.0008in" svg:y="0.3264in"><text:p text:style-name="P4"><text:span text:style-name="T6">Let me know if you like this game or invent your own house rules for it. I would love to hear from you @sycarion on Twitter or sycarion.com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">Clear locusts on any one square on the grid.</text:span></text:p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oper Black" svg:font-family="'Cooper Black'" style:font-family-generic="roman" style:font-pitch="variable"/>
    <style:font-face style:name="Franklin Gothic Book" svg:font-family="'Franklin Gothic Book'" style:font-family-generic="roman" style:font-pitch="variable"/>
    <style:font-face style:name="Franklin Gothic Demi" svg:font-family="'Franklin Gothic Demi'" style:font-family-generic="roman" style:font-pitch="variable"/>
    <style:font-face style:name="Franklin Gothic Demi Cond" svg:font-family="'Franklin Gothic Demi Cond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Payne</meta:initial-creator>
    <dc:creator>John Payne</dc:creator>
    <meta:editing-cycles>2</meta:editing-cycles>
    <meta:print-date>2020-07-18T22:12:00</meta:print-date>
    <meta:creation-date>2020-07-18T22:16:00</meta:creation-date>
    <dc:date>2020-07-18T22:16:00</dc:date>
    <meta:editing-duration>PT3M</meta:editing-duration>
    <meta:generator>LibreOffice/6.0.7.3$Linux_X86_64 LibreOffice_project/00m0$Build-3</meta:generator>
    <meta:document-statistic meta:table-count="1" meta:image-count="0" meta:object-count="0" meta:page-count="1" meta:paragraph-count="23" meta:word-count="167" meta:character-count="901" meta:non-whitespace-character-count="76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